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officeooo:rsid="000f444d" officeooo:paragraph-rsid="000f444d"/>
    </style:style>
    <style:style style:name="P2" style:family="paragraph" style:parent-style-name="Standard">
      <style:paragraph-properties fo:text-align="justify" style:justify-single-word="false"/>
      <style:text-properties officeooo:rsid="00105994" officeooo:paragraph-rsid="00105994"/>
    </style:style>
    <style:style style:name="P3" style:family="paragraph" style:parent-style-name="Standard">
      <style:paragraph-properties fo:text-align="justify" style:justify-single-word="false"/>
      <style:text-properties officeooo:rsid="0010bac5" officeooo:paragraph-rsid="0010bac5"/>
    </style:style>
    <style:style style:name="T1" style:family="text">
      <style:text-properties officeooo:rsid="00105994"/>
    </style:style>
    <style:style style:name="T2" style:family="text">
      <style:text-properties officeooo:rsid="0010bac5"/>
    </style:style>
    <style:style style:name="T3" style:family="text">
      <style:text-properties officeooo:rsid="00121bc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he goal of this project was to develop an application to manage a business self in a group of four. <text:span text:style-name="T1">We had to implement a card reader like a real self.</text:span> We developed this application from scratch, so we had to <text:span text:style-name="T1">do</text:span> some research and analysis. We divided up the work into different tasks during all the parts of the development. <text:span text:style-name="T1">We eventually choose to program in C#/WPF with the Entity Framework to build the database</text:span></text:p>
      <text:p text:style-name="P1"><text:tab/>First of all, we had to complete the analysis stage in order to begin to get to work. We made some usefull diagram like the class diagram or the sequence diagram and we also made sketchs and storyboards to help us developing the view part. We also wrote the specifications and the graphic chart <text:span text:style-name="T1">and we established our Gantt diagram.</text:span></text:p>
      <text:p text:style-name="P2"><text:tab/>Then we firstly began to program the view by following our sketchs and we also began to progr<text:tab/>am the model part that will contains all the objects we need. In order to save our objects, our data, we implement the database with the EntityFramework. Meanwhile the card reader, our application was functional and when it arrives, we took it in hands easily and we succeed to read the customer’s card <text:span text:style-name="T2">at the cash register. We carried out tests we needed so that the application could normally work and be effective.</text:span></text:p>
      <text:p text:style-name="P3"><text:tab/>In conclusion, the application we created is functional and responds at the specifications. We made a statistical part but it could be upgraded to better respond to the needs of the manager. This project enabled us to learn how to work with the Entity Framework and to connect a card reader to an application. <text:span text:style-name="T3">Our application is still perfectible and we had not to deal with the development of the supply managment application but it could be a new part of a bigger projec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6T20:24:51.988000000</meta:creation-date>
    <dc:date>2017-03-26T21:03:28.265000000</dc:date>
    <meta:editing-duration>PT4M9S</meta:editing-duration>
    <meta:editing-cycles>2</meta:editing-cycles>
    <meta:generator>LibreOffice/5.3.1.2$Windows_x86 LibreOffice_project/e80a0e0fd1875e1696614d24c32df0f95f03deb2</meta:generator>
    <meta:document-statistic meta:table-count="0" meta:image-count="0" meta:object-count="0" meta:page-count="1" meta:paragraph-count="4" meta:word-count="311" meta:character-count="1736" meta:non-whitespace-character-count="1425"/>
  </office:meta>
</office:document-meta>
</file>